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Definition of a straight line in </math:mtext>
          <math:msup>
            <math:mo math:stretchy="false">ℝ</math:mo>
            <math:mi>n</math:mi>
          </math:msup>
        </math:mrow>
      </math:mtr>
      <math:mtr/>
      <math:mtr/>
      <math:mtr>
        <math:mrow>
          <math:mrow>
            <math:mi>v</math:mi>
            <math:mo math:stretchy="false">+</math:mo>
            <math:mo math:stretchy="false">ℝ</math:mo>
          </math:mrow>
          <math:mi>w</math:mi>
          <math:mrow>
            <math:mi/>
            <math:mo math:stretchy="false">≝</math:mo>
            <math:mi/>
          </math:mrow>
          <math:mo math:stretchy="false">{</math:mo>
          <math:mrow>
            <math:mi>u</math:mi>
            <math:mo math:stretchy="false">∈</math:mo>
            <math:msup>
              <math:mo math:stretchy="false">ℝ</math:mo>
              <math:mi>n</math:mi>
            </math:msup>
          </math:mrow>
          <math:mo math:stretchy="false">∣</math:mo>
          <math:mi/>
          <math:mo math:stretchy="false">∃</math:mo>
          <math:mrow>
            <math:mo math:stretchy="false">λ</math:mo>
            <math:mo math:stretchy="false">∈</math:mo>
            <math:mo math:stretchy="false">ℝ</math:mo>
          </math:mrow>
          <math:mtext> : </math:mtext>
          <math:mrow>
            <math:mi>u</math:mi>
            <math:mo math:stretchy="false">=</math:mo>
            <math:mrow>
              <math:mi>v</math:mi>
              <math:mo math:stretchy="false">+</math:mo>
              <math:mo math:stretchy="false">λ</math:mo>
            </math:mrow>
          </math:mrow>
          <math:mi>w</math:mi>
          <math:mo math:stretchy="false">}</math:mo>
          <math:mtext>  mit </math:mtext>
          <math:mi>v</math:mi>
          <math:mtext>,</math:mtext>
          <math:mrow>
            <math:mi>w</math:mi>
            <math:mo math:stretchy="false">∈</math:mo>
            <math:msup>
              <math:mo math:stretchy="false">ℝ</math:mo>
              <math:mi>n</math:mi>
            </math:msup>
          </math:mrow>
        </math:mrow>
      </math:mtr>
      <math:mtr/>
      <math:mtr>
        <math:mrow>
          <math:mstyle math:fontweight="bold">
            <math:mrow>
              <math:mtext>Definition: </math:mtext>
            </math:mrow>
          </math:mstyle>
          <math:mrow>
            <math:mi>A</math:mi>
            <math:mo math:stretchy="false">⊆</math:mo>
            <math:msup>
              <math:mo math:stretchy="false">ℝ</math:mo>
              <math:mi>n</math:mi>
            </math:msup>
          </math:mrow>
          <math:mtext> denotes </math:mtext>
          <math:mstyle math:fontstyle="italic">
            <math:mrow>
              <math:mtext>straight line</math:mtext>
            </math:mrow>
          </math:mstyle>
          <math:mtext>, if there are two vectors </math:mtext>
          <math:mi>v</math:mi>
          <math:mtext>,</math:mtext>
          <math:mrow>
            <math:mi>w</math:mi>
            <math:mo math:stretchy="false">∈</math:mo>
            <math:msup>
              <math:mo math:stretchy="false">ℝ</math:mo>
              <math:mi>n</math:mi>
            </math:msup>
          </math:mrow>
          <math:mtext> with </math:mtext>
          <math:mrow>
            <math:mi>w</math:mi>
            <math:mo math:stretchy="false">≠</math:mo>
            <math:mn>0</math:mn>
          </math:mrow>
          <math:mtext> exist, so  that</math:mtext>
        </math:mrow>
      </math:mtr>
      <math:mtr>
        <math:mrow>
          <math:mrow>
            <math:mi>A</math:mi>
            <math:mo math:stretchy="false">=</math:mo>
            <math:mrow>
              <math:mi>v</math:mi>
              <math:mo math:stretchy="false">+</math:mo>
              <math:mo math:stretchy="false">ℝ</math:mo>
            </math:mrow>
          </math:mrow>
          <math:mi>w</math:mi>
        </math:mrow>
      </math:mtr>
      <math:mtr>
        <math:mrow>
          <math:mtext>is. This is called </math:mtext>
          <math:mstyle math:fontstyle="italic">
            <math:mrow>
              <math:mtext>parameter representation</math:mtext>
            </math:mrow>
          </math:mstyle>
          <math:mtext> of A.</math:mtext>
        </math:mrow>
      </math:mtr>
    </math:mtable>
    <math:annotation math:encoding="StarMath 5.0">{}"Definition of a straight line in " setR^n newline newline newline
v + setR w ~ def ~ \{ u in setR^n \lline ~ exists %lambda in setR  " : " u = v + %lambda w\} "  mit "v","w in setR^n newline newline
bold "Definition: "A subseteq setR^n " denotes " ital "straight line" ", if there are two vectors " v","w in setR^n " with " w &lt;&gt; 0 " exist, so  that" newline
A = v + setR w newline
"is. This is called " ital "parameter representation" " of A.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